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ClientRequestBuilder.headers( Consumer &lt; HttpHeaders &gt; headersConsu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odyInserterRequest.cook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lientRequestBuilder.DefaultClientRequestBuilder( HttpMethod method , URI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ClientRequestBuilder.attributes( Consumer &lt; Map &lt; String , Object &gt; &gt; attributesConsu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odyInserterRequest.BodyInserterRequest( HttpMethod method , URI url , HttpHeaders headers , MultiValueMap &lt; String , String &gt; cookies , BodyInserter &lt; ? , ? super ClientHttpRequest &gt; body , Map &lt; String , Object &gt; attributes , @ Nullable Consumer &lt; ClientHttpRequest &gt; httpRequestConsu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faultClientRequestBuilder.header( String headerName , String ... headerValu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ClientRequestBuilder.bui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odyInserterRequest.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dyInserterRequest.log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dyInserterRequest.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lientRequestBuilder.body( P publisher , Class &lt; S &gt; elemen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odyInserterRequest.messageWri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dyInserterRequest.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dyInserterRequest.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lientRequestBuilder.method( HttpMethod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ClientRequestBuilder.attribute(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odyInserterRequest.http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lientRequestBuilder.cookies( Consumer &lt; MultiValueMap &lt; String , String &gt; &gt; cookiesConsu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ClientRequestBuilder.httpRequest( Consumer &lt; ClientHttpRequest &gt; requestConsum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odyInserterRequest.writeTo( ClientHttpRequest request , ExchangeStrategies strategie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BodyInserterRequest.server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lientRequestBuilder.cookie( String name , String ... valu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ClientRequestBuilder.DefaultClientRequestBuilder( ClientRequest o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ClientRequestBuilder.body( BodyInserter &lt; ? , ? super ClientHttpRequest &gt; inser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ClientRequestBuilder.url( URI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ClientRequestBuilder.body( P publisher , ParameterizedTypeReference &lt; S &gt; typeRefere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odyInserterRequest.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dyInserterRequest.hi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